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reference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>nprocs=10</text:span></text:p>
                </text:list-item>
                <text:list-item>
                  <text:p text:style-name="P3"><text:span text:style-name="T3">format=fastq</text:span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FileName</text:span></text:p>
                        </text:list-item>
                        <text:list-item>
                          <text:p text:style-name="P3"><text:span text:style-name="T3">PE2 = FileName</text:span></text:p>
                        </text:list-item>
                        <text:list-item>
                          <text:p text:style-name="P3"><text:span text:style-name="T3">SE = FileName</text:span></text:p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0.362cm" svg:x="8.128cm" svg:y="0.2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Symlink to global targets on first iteration in setup(), replaced by sample specific targets in further iterations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cm" svg:height="9.626cm" svg:x="0.175cm" svg:y="11.176cm">
          <text:p text:style-name="P1"><text:span text:style-name="T2">read_map structure:</text:span></text:p>
          <text:list text:style-name="L1">
            <text:list-item>
              <text:p text:style-name="P3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6-13T11:27:41</dc:date>
    <dc:creator>Sam Hunter</dc:creator>
    <meta:editing-duration>P1DT4H19M19S</meta:editing-duration>
    <meta:editing-cycles>16</meta:editing-cycles>
    <meta:generator>LibreOffice/4.0.3.3$Linux_X86_64 LibreOffice_project/400m0$Build-3</meta:generator>
    <meta:document-statistic meta:object-count="58"/>
  </office:meta>
</office:document-meta>
</file>